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9DAF8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C9DAF8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vertical-align="top" fo:wrap-option="wrap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/>
    </style:style>
    <style:style style:name="ce10" style:family="table-cell" style:parent-style-name="Default" style:data-style-name="N0">
      <style:table-cell-properties style:vertical-align="top" fo:wrap-option="wrap" fo:background-color="transparent"/>
    </style:style>
    <style:style style:name="ce11" style:family="table-cell" style:parent-style-name="Default" style:data-style-name="N0">
      <style:table-cell-properties style:vertical-align="top" fo:wrap-option="wrap" fo:background-color="transparent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transparent"/>
    </style:style>
    <style:style style:name="co1" style:family="table-column">
      <style:table-column-properties fo:break-before="auto" style:column-width="2.46944444444444cm"/>
    </style:style>
    <style:style style:name="co2" style:family="table-column">
      <style:table-column-properties fo:break-before="auto" style:column-width="6.91444444444444cm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5.15055555555556cm"/>
    </style:style>
    <style:style style:name="co5" style:family="table-column">
      <style:table-column-properties fo:break-before="auto" style:column-width="9.26041666666667cm"/>
    </style:style>
    <style:style style:name="co6" style:family="table-column">
      <style:table-column-properties fo:break-before="auto" style:column-width="1.83444444444444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84pt" style:use-optimal-row-height="true" fo:break-before="auto"/>
    </style:style>
    <style:style style:name="ro5" style:family="table-row">
      <style:table-row-properties style:row-height="98pt" style:use-optimal-row-height="true" fo:break-before="auto"/>
    </style:style>
    <style:style style:name="ro6" style:family="table-row">
      <style:table-row-properties style:row-height="70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3">
            <text:p>Design Requirement Description</text:p>
          </table:table-cell>
          <table:table-cell office:value-type="string" table:style-name="ce3">
            <text:p>Stimulus Generation</text:p>
          </table:table-cell>
          <table:table-cell office:value-type="string" table:style-name="ce3">
            <text:p>Functional Coverage</text:p>
          </table:table-cell>
          <table:table-cell office:value-type="string" table:style-name="ce3">
            <text:p>Functionality Check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LSU_1</text:p>
          </table:table-cell>
          <table:table-cell office:value-type="string" table:style-name="ce5">
            <text:p>When the reset is asserted, the outputs <text:s text:c="2"/>should be low</text:p>
          </table:table-cell>
          <table:table-cell office:value-type="string" table:style-name="ce5">
            <text:p>Directed at the start of the simulation</text:p>
          </table:table-cell>
          <table:table-cell office:value-type="string" table:style-name="ce5">
            <text:p>bins: out_low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ALSU_2</text:p>
          </table:table-cell>
          <table:table-cell office:value-type="string" table:style-name="ce8">
            <text:p>Incase of invalid cases occur, Leds should blink and out bits are set to low,<text:s/></text:p>
          </table:table-cell>
          <table:table-cell office:value-type="string" table:style-name="ce8">
            <text:p>Randomization under constraint where invalid cases shouldn't occur as frequent as valid cases</text:p>
          </table:table-cell>
          <table:table-cell office:value-type="string" table:style-name="ce8">
            <text:p>bins: Leds_blink, out_low, bins_invalid</text:p>
          </table:table-cell>
          <table:table-cell office:value-type="string" table:style-name="ce8">
            <text:p>A checker in the testbench to make sure the output is correct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ALSU_3</text:p>
          </table:table-cell>
          <table:table-cell office:value-type="string" table:style-name="ce8">
            <text:p>Incase of invalid cases do not occur,a and the bypass_A or bypass_B</text:p>
            <text:p>are high then the output will take the value of A or B</text:p>
            <text:p>depending on the parameter INPUT_PRIORITY</text:p>
          </table:table-cell>
          <table:table-cell office:value-type="string" table:style-name="ce8">
            <text:p>Randomization under constraint on bypass ports are disabled most of the time</text:p>
          </table:table-cell>
          <table:table-cell office:value-type="string" table:style-name="ce8">
            <text:p>bins: A_data_0, A_data_max, A_data_min, A_data_default,B_data_0, B_data_max, B_data_min, B_data_default</text:p>
          </table:table-cell>
          <table:table-cell office:value-type="string" table:style-name="ce8">
            <text:p>A checker in the testbench to make sure the output is correct</text:p>
          </table:table-cell>
          <table:table-cell table:number-columns-repeated="16379"/>
        </table:table-row>
        <table:table-row table:style-name="ro5">
          <table:table-cell office:value-type="string" table:style-name="ce4">
            <text:p>ALSU_4</text:p>
          </table:table-cell>
          <table:table-cell office:value-type="string" table:style-name="ce5">
            <text:p>Incase of invalid cases do not occur, when opcode is ADD, then out should perform the addition on ports A and B taking cin if parameter FULL_ADDER is high</text:p>
          </table:table-cell>
          <table:table-cell office:value-type="string" table:style-name="ce5">
            <text:p>Randomization Constraint for adder inputs (A, B) to take the values (MAXPOS, ZERO and MAXNEG)</text:p>
            <text:p>more often than the other values<text:s/></text:p>
          </table:table-cell>
          <table:table-cell office:value-type="string" table:style-name="ce5">
            <text:p>cover the maximum, minimum and zero as It is the default value of A and B and cross coverage between these value and opcode ADD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5">
          <table:table-cell office:value-type="string" table:style-name="ce4">
            <text:p>ALSU_5</text:p>
          </table:table-cell>
          <table:table-cell office:value-type="string" table:style-name="ce5">
            <text:p>Incase of invalid cases do not occur, when opcode is MULT, then out should perform the multiplication on ports A and B<text:s/></text:p>
          </table:table-cell>
          <table:table-cell office:value-type="string" table:style-name="ce5">
            <text:p>Randomization Constraint for adder inputs (A, B) to take the values (MAXPOS, ZERO and MAXNEG)</text:p>
            <text:p>more often than the other values<text:s/></text:p>
          </table:table-cell>
          <table:table-cell office:value-type="string" table:style-name="ce5">
            <text:p>cover the maximum, minimum and zero as It is the default value of A and B and cross coverage between these value and opcode MULT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6">
          <table:table-cell office:value-type="string" table:style-name="ce4">
            <text:p>ALSU_6</text:p>
          </table:table-cell>
          <table:table-cell office:value-type="string" table:style-name="ce5">
            <text:p>Incase of invalid cases do not occur, when opcode is OR, then out should perform the OR operation on ports A and B <text:s/>if reduction_A and reduction_B are low</text:p>
          </table:table-cell>
          <table:table-cell office:value-type="string" table:style-name="ce5">
            <text:p>Randomization without constraint on A or B.</text:p>
          </table:table-cell>
          <table:table-cell office:value-type="string" table:style-name="ce5">
            <text:p>bins: A_data_0, A_data_max, A_data_min, A_data_default,B_data_0, B_data_max, B_data_min, B_data_default, bins_bitwise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5">
          <table:table-cell office:value-type="string" table:style-name="ce4">
            <text:p>ALSU_7</text:p>
          </table:table-cell>
          <table:table-cell office:value-type="string" table:style-name="ce5">
            <text:p>Incase of invalid cases do not occur, when opcode is OR and <text:s/>if reduction_A or reduction_B is high, then output should perform the reduction OR operation on ports A or ports B depends on the priority</text:p>
          </table:table-cell>
          <table:table-cell office:value-type="string" table:style-name="ce5">
            <text:p>Randomization uunder the <text:s/>constraint on the input A most of the time</text:p>
            <text:p>to have one bit high in its 3 bits while constraining the B bits to be low if reduction_A is high</text:p>
          </table:table-cell>
          <table:table-cell office:value-type="string" table:style-name="ce5">
            <text:p>cover the walking ones as It is the default value of A and B and cross coverage between these value, red_op and opcode OR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ALSU_8</text:p>
          </table:table-cell>
          <table:table-cell office:value-type="string" table:style-name="ce5">
            <text:p>Incase of invalid cases do not occur, when opcode is XOR, then out should perform the XOR operation on ports A and B <text:s/>if reduction_A and reduction_B are low</text:p>
          </table:table-cell>
          <table:table-cell office:value-type="string" table:style-name="ce5">
            <text:p>Randomization without constraint on A or B.</text:p>
          </table:table-cell>
          <table:table-cell office:value-type="string" table:style-name="ce5">
            <text:p>bins: A_data_0, A_data_max, A_data_min, A_data_default,B_data_0, B_data_max, B_data_min, B_data_default, , bins_bitwise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5">
          <table:table-cell office:value-type="string" table:style-name="ce4">
            <text:p>ALSU_9</text:p>
          </table:table-cell>
          <table:table-cell office:value-type="string" table:style-name="ce5">
            <text:p>Incase of invalid cases do not occur, when opcode is XOR and <text:s/>if reduction_A or reduction_B is high, then output should perform the reduction XOR operation on ports A or ports B depends on the priority</text:p>
          </table:table-cell>
          <table:table-cell office:value-type="string" table:style-name="ce5">
            <text:p>Randomization uunder the <text:s/>constraint on the input A most of the time</text:p>
            <text:p>to have one bit high in its 3 bits while constraining the B bits to be low if reduction_A is high</text:p>
          </table:table-cell>
          <table:table-cell office:value-type="string" table:style-name="ce5">
            <text:p>cover the walking ones as It is the default value of A and B and cross coverage between these value, red_op and opcode XOR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ALSU_10</text:p>
          </table:table-cell>
          <table:table-cell office:value-type="string" table:style-name="ce5">
            <text:p>Incase of invalid cases do not occur, when opcode is SHIFT, then out should be shifted by 1 bit depending on direction bit<text:s/></text:p>
          </table:table-cell>
          <table:table-cell office:value-type="string" table:style-name="ce5">
            <text:p>Randomization without constraint</text:p>
          </table:table-cell>
          <table:table-cell office:value-type="string" table:style-name="ce5">
            <text:p>cover the SHIFT and cross coverage SHIFT, shift_in and direction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ALSU_11</text:p>
          </table:table-cell>
          <table:table-cell office:value-type="string" table:style-name="ce5">
            <text:p>Incase of invalid cases do not occur, when opcode is ROTATE, then out should be rotated by 1 bit depending on direction bit<text:s/></text:p>
          </table:table-cell>
          <table:table-cell office:value-type="string" table:style-name="ce5">
            <text:p>Randomization without constraint</text:p>
          </table:table-cell>
          <table:table-cell office:value-type="string" table:style-name="ce5">
            <text:p>cover the ROTATE and cross coverage ROTATE and direction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ALSU_12</text:p>
          </table:table-cell>
          <table:table-cell office:value-type="string" table:style-name="ce10">
            <text:p>Incase of invalid cases do not occur, the output should be evaluated based on the operation</text:p>
          </table:table-cell>
          <table:table-cell office:value-type="string" table:style-name="ce11">
            <text:p>Randomization under valid input stimulus while looping on different opcode every clock cycle</text:p>
          </table:table-cell>
          <table:table-cell office:value-type="string" table:style-name="ce10">
            <text:p>bins: bins_trans<text:s/></text:p>
          </table:table-cell>
          <table:table-cell office:value-type="string" table:style-name="ce12">
            <text:p>A checker in the testbench to make sure the output is correct</text:p>
          </table:table-cell>
          <table:table-cell table:number-columns-repeated="16379"/>
        </table:table-row>
        <table:table-row table:number-rows-repeated="3" table:style-name="ro7">
          <table:table-cell table:number-columns-repeated="16384" table:style-name="ce1"/>
        </table:table-row>
        <table:table-row table:number-rows-repeated="953" table:style-name="ro7">
          <table:table-cell table:style-name="ce7"/>
          <table:table-cell table:number-columns-repeated="4" table:style-name="ce8"/>
          <table:table-cell table:number-columns-repeated="16379"/>
        </table:table-row>
        <table:table-row table:style-name="ro7">
          <table:table-cell table:number-columns-repeated="16384" table:style-name="ce1"/>
        </table:table-row>
        <table:table-row table:number-rows-repeated="104760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dc:creator>Abdelrahman_1899b</dc:creator>
    <dc:date>2026-04-15T22:56:30Z</dc:date>
  </office:meta>
</office:document-meta>
</file>